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5b7fa" officeooo:paragraph-rsid="0085089e"/>
    </style:style>
    <style:style style:name="P34" style:family="paragraph" style:parent-style-name="hlp_5f_paragraph">
      <style:text-properties fo:language="el" fo:country="GR" officeooo:rsid="0036bfc6" officeooo:paragraph-rsid="0036bfc6"/>
    </style:style>
    <style:style style:name="P35" style:family="paragraph" style:parent-style-name="hlp_5f_paragraph">
      <style:text-properties fo:language="el" fo:country="GR" officeooo:rsid="0036bfc6" officeooo:paragraph-rsid="0085089e"/>
    </style:style>
    <style:style style:name="P36" style:family="paragraph" style:parent-style-name="hlp_5f_paragraph">
      <style:text-properties officeooo:paragraph-rsid="0036bfc6"/>
    </style:style>
    <style:style style:name="P37" style:family="paragraph" style:parent-style-name="hlp_5f_paragraph">
      <style:text-properties officeooo:paragraph-rsid="0085089e"/>
    </style:style>
    <style:style style:name="P38" style:family="paragraph" style:parent-style-name="hlp_5f_paragraph">
      <style:text-properties officeooo:paragraph-rsid="0086bad7"/>
    </style:style>
    <style:style style:name="P39" style:family="paragraph" style:parent-style-name="hlp_5f_paragraph">
      <style:text-properties officeooo:rsid="009bba83" officeooo:paragraph-rsid="009bba83"/>
    </style:style>
    <style:style style:name="P40" style:family="paragraph" style:parent-style-name="hlp_5f_paragraph">
      <style:text-properties officeooo:rsid="009d42a5" officeooo:paragraph-rsid="009d42a5"/>
    </style:style>
    <style:style style:name="P41" style:family="paragraph" style:parent-style-name="Text_20_body">
      <style:paragraph-properties fo:margin-top="0.0783in" fo:margin-bottom="0.0827in" loext:contextual-spacing="false"/>
    </style:style>
    <style:style style:name="P42" style:family="paragraph" style:parent-style-name="Text_20_body">
      <style:paragraph-properties fo:margin-top="0in" fo:margin-bottom="0.3937in" loext:contextual-spacing="false" fo:text-align="center" style:justify-single-word="false"/>
    </style:style>
    <style:style style:name="P43" style:family="paragraph" style:parent-style-name="TitreDoc">
      <style:text-properties fo:font-weight="bold" style:font-weight-asian="bold" style:font-weight-complex="bold"/>
    </style:style>
    <style:style style:name="P44" style:family="paragraph" style:parent-style-name="Corps_20_de_20_texte.Paragraph">
      <style:text-properties fo:font-weight="bold" style:font-weight-asian="bold" style:font-weight-complex="bold"/>
    </style:style>
    <style:style style:name="P45" style:family="paragraph" style:parent-style-name="Frame_20_contents">
      <style:text-properties fo:font-weight="bold" style:font-weight-asian="bold" style:font-weight-complex="bold"/>
    </style:style>
    <style:style style:name="P46" style:family="paragraph" style:parent-style-name="Frame_20_contents">
      <style:paragraph-properties>
        <style:tab-stops/>
      </style:paragraph-properties>
    </style:style>
    <style:style style:name="P47" style:family="paragraph" style:parent-style-name="hlp_5f_head1">
      <style:text-properties officeooo:rsid="0032038e" officeooo:paragraph-rsid="0032038e"/>
    </style:style>
    <style:style style:name="P48" style:family="paragraph" style:parent-style-name="hlp_5f_head1">
      <style:text-properties officeooo:rsid="0035b7fa" officeooo:paragraph-rsid="0035b7fa"/>
    </style:style>
    <style:style style:name="P49" style:family="paragraph" style:parent-style-name="hlp_5f_head1">
      <style:text-properties officeooo:rsid="0085089e" officeooo:paragraph-rsid="0085089e"/>
    </style:style>
    <style:style style:name="P50" style:family="paragraph" style:parent-style-name="hlp_5f_head1">
      <style:text-properties officeooo:rsid="0085089e" officeooo:paragraph-rsid="00a220bd"/>
    </style:style>
    <style:style style:name="P51" style:family="paragraph" style:parent-style-name="hlp_5f_head1">
      <style:text-properties officeooo:rsid="00a220bd" officeooo:paragraph-rsid="00a220bd"/>
    </style:style>
    <style:style style:name="P52" style:family="paragraph" style:parent-style-name="hlp_5f_page">
      <style:text-properties fo:language="el" fo:country="GR" officeooo:rsid="00347f9e" officeooo:paragraph-rsid="0035b7fa"/>
    </style:style>
    <style:style style:name="P53" style:family="paragraph" style:parent-style-name="hlp_5f_page">
      <style:text-properties officeooo:rsid="0085089e" officeooo:paragraph-rsid="0085089e"/>
    </style:style>
    <style:style style:name="P54" style:family="paragraph" style:parent-style-name="hlp_5f_page">
      <style:text-properties officeooo:rsid="009bba83" officeooo:paragraph-rsid="009bba83"/>
    </style:style>
    <style:style style:name="P55" style:family="paragraph" style:parent-style-name="hlp_5f_page">
      <style:text-properties officeooo:rsid="009d42a5" officeooo:paragraph-rsid="009d42a5"/>
    </style:style>
    <style:style style:name="P56" style:family="paragraph" style:parent-style-name="hlp_5f_tree">
      <style:text-properties officeooo:paragraph-rsid="0085089e"/>
    </style:style>
    <style:style style:name="P57" style:family="paragraph" style:parent-style-name="hlp_5f_tree">
      <style:text-properties officeooo:paragraph-rsid="008c4a74"/>
    </style:style>
    <style:style style:name="P58" style:family="paragraph" style:parent-style-name="hlp_5f_tree">
      <style:text-properties officeooo:paragraph-rsid="009ed65a"/>
    </style:style>
    <style:style style:name="P59" style:family="paragraph" style:parent-style-name="descrText">
      <style:text-properties officeooo:rsid="008e7968" officeooo:paragraph-rsid="008e7968"/>
    </style:style>
    <style:style style:name="P60" style:family="paragraph" style:parent-style-name="descrText">
      <style:text-properties fo:language="el" fo:country="GR" officeooo:rsid="008e7968" officeooo:paragraph-rsid="008e7968"/>
    </style:style>
    <style:style style:name="P61" style:family="paragraph" style:parent-style-name="Contents_20_1">
      <style:paragraph-properties>
        <style:tab-stops>
          <style:tab-stop style:position="7.2402in" style:type="right" style:leader-style="dotted" style:leader-text="."/>
        </style:tab-stops>
      </style:paragraph-properties>
    </style:style>
    <style:style style:name="P62" style:family="paragraph" style:parent-style-name="Contents_20_2">
      <style:paragraph-properties>
        <style:tab-stops>
          <style:tab-stop style:position="7.0437in" style:type="right" style:leader-style="dotted" style:leader-text="."/>
        </style:tab-stops>
      </style:paragraph-properties>
    </style:style>
    <style:style style:name="P63" style:family="paragraph" style:parent-style-name="Contents_20_3">
      <style:paragraph-properties>
        <style:tab-stops>
          <style:tab-stop style:position="6.8472in" style:type="right" style:leader-style="dotted" style:leader-text="."/>
        </style:tab-stops>
      </style:paragraph-properties>
    </style:style>
    <style:style style:name="P64" style:family="paragraph" style:parent-style-name="Heading_20_2" style:master-page-name="">
      <style:paragraph-properties style:page-number="auto" fo:break-before="page"/>
    </style:style>
    <style:style style:name="P65" style:family="paragraph" style:parent-style-name="Standard" style:list-style-name="L25"/>
    <style:style style:name="P66" style:family="paragraph" style:parent-style-name="Standard" style:list-style-name="L33"/>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5"/>
    <style:style style:name="P86" style:family="paragraph" style:parent-style-name="Text_20_body" style:list-style-name="L16"/>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4"/>
    <style:style style:name="P103" style:family="paragraph" style:parent-style-name="Text_20_body" style:list-style-name="L35"/>
    <style:style style:name="P104" style:family="paragraph" style:parent-style-name="Text_20_body" style:list-style-name="L22">
      <style:paragraph-properties fo:margin-left="0.4925in" fo:margin-right="0in" fo:text-indent="0in" style:auto-text-indent="false"/>
    </style:style>
    <style:style style:name="P105" style:family="paragraph" style:parent-style-name="Text_20_body" style:list-style-name="L27">
      <style:paragraph-properties fo:margin-left="0.4925in" fo:margin-right="0in" fo:text-indent="0in" style:auto-text-indent="false"/>
    </style:style>
    <style:style style:name="P106" style:family="paragraph" style:parent-style-name="Text_20_body" style:list-style-name="L33">
      <style:paragraph-properties fo:margin-left="0.8681in" fo:margin-right="0in" fo:text-indent="0in" style:auto-text-indent="false"/>
    </style:style>
    <style:style style:name="P107" style:family="paragraph" style:parent-style-name="Heading_20_3" style:master-page-name="">
      <style:paragraph-properties style:page-number="auto" fo:break-before="page"/>
    </style:style>
    <style:style style:name="P108" style:family="paragraph" style:parent-style-name="Corps_20_de_20_texte.Paragraph" style:list-style-name="L22">
      <style:paragraph-properties fo:margin-left="0.4925in" fo:margin-right="0in" fo:text-indent="0in" style:auto-text-indent="false"/>
    </style:style>
    <style:style style:name="P109" style:family="paragraph" style:parent-style-name="hlp_5f_tip">
      <style:text-properties officeooo:rsid="0086bad7" officeooo:paragraph-rsid="0086bad7"/>
    </style:style>
    <style:style style:name="P110" style:family="paragraph" style:parent-style-name="hlp_5f_list_5f_nbr">
      <style:text-properties officeooo:rsid="0036bfc6" officeooo:paragraph-rsid="0036bfc6"/>
    </style:style>
    <style:style style:name="P111" style:family="paragraph" style:parent-style-name="hlp_5f_list_5f_nbr">
      <style:text-properties officeooo:rsid="0038e2e5" officeooo:paragraph-rsid="0038e2e5"/>
    </style:style>
    <style:style style:name="P112" style:family="paragraph" style:parent-style-name="hlp_5f_list_5f_nbr">
      <style:text-properties fo:language="el" fo:country="GR" officeooo:rsid="0036bfc6" officeooo:paragraph-rsid="0085089e"/>
    </style:style>
    <style:style style:name="P113" style:family="paragraph" style:parent-style-name="hlp_5f_list_5f_nbr">
      <style:text-properties fo:language="el" fo:country="GR" officeooo:rsid="0086bad7" officeooo:paragraph-rsid="0086bad7"/>
    </style:style>
    <style:style style:name="P114" style:family="paragraph" style:parent-style-name="hlp_5f_list_5f_dot">
      <style:text-properties officeooo:rsid="0032038e" officeooo:paragraph-rsid="0032038e"/>
    </style:style>
    <style:style style:name="P115" style:family="paragraph" style:parent-style-name="hlp_5f_list_5f_dot">
      <style:text-properties officeooo:rsid="0035b7fa" officeooo:paragraph-rsid="0035b7fa"/>
    </style:style>
    <style:style style:name="P116" style:family="paragraph" style:parent-style-name="hlp_5f_list_5f_dot">
      <style:text-properties officeooo:rsid="0088742e" officeooo:paragraph-rsid="0088742e"/>
    </style:style>
    <style:style style:name="P117" style:family="paragraph" style:parent-style-name="hlp_5f_list_5f_dot">
      <style:text-properties officeooo:rsid="009bba83" officeooo:paragraph-rsid="009bba83"/>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fo:text-align="start"/>
      <style:text-properties style:text-line-through-style="none" style:text-line-through-type="none" style:font-name="Arial4" fo:font-size="10pt" fo:font-style="normal" style:text-underline-style="none" fo:font-weight="normal"/>
    </style:style>
    <style:style style:name="P120" style:family="paragraph">
      <style:paragraph-properties fo:text-align="center"/>
      <style:text-properties style:text-line-through-style="none" style:text-line-through-type="none" style:font-name="Arial4" fo:font-size="11pt" fo:font-style="normal" style:text-underline-style="none" fo:font-weight="normal"/>
    </style:style>
    <style:style style:name="P12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officeooo:rsid="0086bad7"/>
    </style:style>
    <style:style style:name="T30" style:family="text">
      <style:text-properties fo:language="el" fo:country="GR"/>
    </style:style>
    <style:style style:name="T31" style:family="text">
      <style:text-properties fo:language="el" fo:country="GR" officeooo:rsid="008760ed"/>
    </style:style>
    <style:style style:name="T32" style:family="text">
      <style:text-properties officeooo:rsid="008c4a74"/>
    </style:style>
    <style:style style:name="T33" style:family="text">
      <style:text-properties officeooo:rsid="008e7968"/>
    </style:style>
    <style:style style:name="T34" style:family="text">
      <style:text-properties officeooo:rsid="009ed65a"/>
    </style:style>
    <style:style style:name="T35" style:family="text">
      <style:text-properties officeooo:rsid="00a220bd"/>
    </style:style>
    <style:style style:name="T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The &quot;From version&quot; you have indicated does not support these features :&#13;Extension Description  &gt;=  3.1&#13;You should request the minimal version needed.&#13;&#13;Extension package created : LawAddon-0.0.1.oxt&#13;Update file created : LawAddon.update.xml&#13;&#13;06/08/2018 16:29: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Update file created : LawAddon-A.update.xml&#13;&#13;06/08/2018 16:29:0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42"/>
      <text:p text:style-name="P43">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61">1 <text:s/>Introduction<text:tab/><text:a xlink:type="simple" xlink:href="#__RefHeading__78010_325084090" text:style-name="Internet_20_link" text:visited-style-name="Visited_20_Internet_20_Link">3</text:a></text:p>
          <text:p text:style-name="P62">1.1 <text:s/>Prerequisites<text:tab/><text:a xlink:type="simple" xlink:href="#__RefHeading__78012_325084090" text:style-name="Internet_20_link" text:visited-style-name="Visited_20_Internet_20_Link">3</text:a></text:p>
          <text:p text:style-name="P62">1.2 <text:s/>What is this document ?<text:tab/><text:a xlink:type="simple" xlink:href="#__RefHeading__78014_325084090" text:style-name="Internet_20_link" text:visited-style-name="Visited_20_Internet_20_Link">3</text:a></text:p>
          <text:p text:style-name="P62">1.3 <text:s/>What kind of extensions may I create?<text:tab/><text:a xlink:type="simple" xlink:href="#__RefHeading__78016_325084090" text:style-name="Internet_20_link" text:visited-style-name="Visited_20_Internet_20_Link">3</text:a></text:p>
          <text:p text:style-name="P62">1.4 <text:s/>References<text:tab/><text:a xlink:type="simple" xlink:href="#__RefHeading__78018_325084090" text:style-name="Internet_20_link" text:visited-style-name="Visited_20_Internet_20_Link">3</text:a></text:p>
          <text:p text:style-name="P62">1.5 <text:s/>Document changes<text:tab/><text:a xlink:type="simple" xlink:href="#__RefHeading__78020_325084090" text:style-name="Internet_20_link" text:visited-style-name="Visited_20_Internet_20_Link">5</text:a></text:p>
          <text:p text:style-name="P62">1.6 <text:s/>Upgrading your extension compiler<text:tab/><text:a xlink:type="simple" xlink:href="#__RefHeading__78022_325084090" text:style-name="Internet_20_link" text:visited-style-name="Visited_20_Internet_20_Link">5</text:a></text:p>
          <text:p text:style-name="P61">2 <text:s/>How to compile your extension<text:tab/><text:a xlink:type="simple" xlink:href="#__RefHeading__78024_325084090" text:style-name="Internet_20_link" text:visited-style-name="Visited_20_Internet_20_Link">7</text:a></text:p>
          <text:p text:style-name="P62">2.1 <text:s/>Overview<text:tab/><text:a xlink:type="simple" xlink:href="#__RefHeading__9926_1626668240" text:style-name="Internet_20_link" text:visited-style-name="Visited_20_Internet_20_Link">7</text:a></text:p>
          <text:p text:style-name="P62">2.2 <text:s/>Extension variants<text:tab/><text:a xlink:type="simple" xlink:href="#__RefHeading__9928_1626668240" text:style-name="Internet_20_link" text:visited-style-name="Visited_20_Internet_20_Link">7</text:a></text:p>
          <text:p text:style-name="P62">2.3 <text:s/>Compile !<text:tab/><text:a xlink:type="simple" xlink:href="#__RefHeading__9930_1626668240" text:style-name="Internet_20_link" text:visited-style-name="Visited_20_Internet_20_Link">8</text:a></text:p>
          <text:p text:style-name="P63">2.3.1 <text:s/>OpenOffice.org or compatible<text:tab/><text:a xlink:type="simple" xlink:href="#__RefHeading__8508_1806633557" text:style-name="Internet_20_link" text:visited-style-name="Visited_20_Internet_20_Link">8</text:a></text:p>
          <text:p text:style-name="P63">2.3.2 <text:s/>Apache OpenOffice only<text:tab/><text:a xlink:type="simple" xlink:href="#__RefHeading__8510_1806633557" text:style-name="Internet_20_link" text:visited-style-name="Visited_20_Internet_20_Link">9</text:a></text:p>
          <text:p text:style-name="P63">2.3.3 <text:s/>LibreOffice only<text:tab/><text:a xlink:type="simple" xlink:href="#__RefHeading__8512_1806633557" text:style-name="Internet_20_link" text:visited-style-name="Visited_20_Internet_20_Link">10</text:a></text:p>
          <text:p text:style-name="P61">3 <text:s/>Compiler language syntax<text:tab/><text:a xlink:type="simple" xlink:href="#__RefHeading__78026_325084090" text:style-name="Internet_20_link" text:visited-style-name="Visited_20_Internet_20_Link">11</text:a></text:p>
          <text:p text:style-name="P62">3.1 <text:s/>Overview of the program<text:tab/><text:a xlink:type="simple" xlink:href="#__RefHeading__78028_325084090" text:style-name="Internet_20_link" text:visited-style-name="Visited_20_Internet_20_Link">11</text:a></text:p>
          <text:p text:style-name="P62">3.2 <text:s/>Phase : Description<text:tab/><text:a xlink:type="simple" xlink:href="#__RefHeading__78030_325084090" text:style-name="Internet_20_link" text:visited-style-name="Visited_20_Internet_20_Link">11</text:a></text:p>
          <text:p text:style-name="P62">3.3 <text:s/>Phase : Annexes<text:tab/><text:a xlink:type="simple" xlink:href="#__RefHeading__78032_325084090" text:style-name="Internet_20_link" text:visited-style-name="Visited_20_Internet_20_Link">11</text:a></text:p>
          <text:p text:style-name="P62">3.4 <text:s/>Phase : AddonUI<text:tab/><text:a xlink:type="simple" xlink:href="#__RefHeading__78034_325084090" text:style-name="Internet_20_link" text:visited-style-name="Visited_20_Internet_20_Link">12</text:a></text:p>
          <text:p text:style-name="P63">3.4.1 <text:s/>Sequence : Command<text:tab/><text:a xlink:type="simple" xlink:href="#__RefHeading__78036_325084090" text:style-name="Internet_20_link" text:visited-style-name="Visited_20_Internet_20_Link">12</text:a></text:p>
          <text:p text:style-name="P63">3.4.2 <text:s/>Sequence : ButtonsList<text:tab/><text:a xlink:type="simple" xlink:href="#__RefHeading__78038_325084090" text:style-name="Internet_20_link" text:visited-style-name="Visited_20_Internet_20_Link">12</text:a></text:p>
          <text:p text:style-name="P63">3.4.3 <text:s/>Sequence : Menu<text:tab/><text:a xlink:type="simple" xlink:href="#__RefHeading__78040_325084090" text:style-name="Internet_20_link" text:visited-style-name="Visited_20_Internet_20_Link">12</text:a></text:p>
          <text:p text:style-name="P63">3.4.4 <text:s/>Sequence : MenuItems<text:tab/><text:a xlink:type="simple" xlink:href="#__RefHeading__78042_325084090" text:style-name="Internet_20_link" text:visited-style-name="Visited_20_Internet_20_Link">13</text:a></text:p>
          <text:p text:style-name="P62">3.5 <text:s/>Application context<text:tab/><text:a xlink:type="simple" xlink:href="#__RefHeading__78044_325084090" text:style-name="Internet_20_link" text:visited-style-name="Visited_20_Internet_20_Link">13</text:a></text:p>
          <text:p text:style-name="P63">3.5.1 <text:s/>List of application contexts<text:tab/><text:a xlink:type="simple" xlink:href="#__RefHeading__8579_120917933" text:style-name="Internet_20_link" text:visited-style-name="Visited_20_Internet_20_Link">13</text:a></text:p>
          <text:p text:style-name="P63">3.5.2 <text:s/>Contexts in a hierarchical menu<text:tab/><text:a xlink:type="simple" xlink:href="#__RefHeading__8581_120917933" text:style-name="Internet_20_link" text:visited-style-name="Visited_20_Internet_20_Link">14</text:a></text:p>
          <text:p text:style-name="P62">3.6 <text:s/>Block instructions ( beginXxxx / endXxxx )<text:tab/><text:a xlink:type="simple" xlink:href="#__RefHeading__78046_325084090" text:style-name="Internet_20_link" text:visited-style-name="Visited_20_Internet_20_Link">14</text:a></text:p>
          <text:p text:style-name="P63">3.6.1 <text:s/>AddonMenu<text:tab/><text:a xlink:type="simple" xlink:href="#__RefHeading__78048_325084090" text:style-name="Internet_20_link" text:visited-style-name="Visited_20_Internet_20_Link">14</text:a></text:p>
          <text:p text:style-name="P63">3.6.2 <text:s/>AddonUI<text:tab/><text:a xlink:type="simple" xlink:href="#__RefHeading__78050_325084090" text:style-name="Internet_20_link" text:visited-style-name="Visited_20_Internet_20_Link">15</text:a></text:p>
          <text:p text:style-name="P63">3.6.3 <text:s/>Annexes<text:tab/><text:a xlink:type="simple" xlink:href="#__RefHeading__78052_325084090" text:style-name="Internet_20_link" text:visited-style-name="Visited_20_Internet_20_Link">15</text:a></text:p>
          <text:p text:style-name="P63">3.6.4 <text:s/>Button<text:tab/><text:a xlink:type="simple" xlink:href="#__RefHeading__78054_325084090" text:style-name="Internet_20_link" text:visited-style-name="Visited_20_Internet_20_Link">15</text:a></text:p>
          <text:p text:style-name="P63">3.6.5 <text:s/>Command<text:tab/><text:a xlink:type="simple" xlink:href="#__RefHeading__78056_325084090" text:style-name="Internet_20_link" text:visited-style-name="Visited_20_Internet_20_Link">15</text:a></text:p>
          <text:p text:style-name="P63">3.6.6 <text:s/>Description<text:tab/><text:a xlink:type="simple" xlink:href="#__RefHeading__78060_325084090" text:style-name="Internet_20_link" text:visited-style-name="Visited_20_Internet_20_Link">15</text:a></text:p>
          <text:p text:style-name="P63">3.6.7 <text:s/>Image<text:tab/><text:a xlink:type="simple" xlink:href="#__RefHeading__78062_325084090" text:style-name="Internet_20_link" text:visited-style-name="Visited_20_Internet_20_Link">15</text:a></text:p>
          <text:p text:style-name="P63">3.6.8 <text:s/>Menu<text:tab/><text:a xlink:type="simple" xlink:href="#__RefHeading__78064_325084090" text:style-name="Internet_20_link" text:visited-style-name="Visited_20_Internet_20_Link">15</text:a></text:p>
          <text:p text:style-name="P63">3.6.9 <text:s/>MenuItems<text:tab/><text:a xlink:type="simple" xlink:href="#__RefHeading__78066_325084090" text:style-name="Internet_20_link" text:visited-style-name="Visited_20_Internet_20_Link">16</text:a></text:p>
          <text:p text:style-name="P63">3.6.10 <text:s/>MergeInstruction<text:tab/><text:a xlink:type="simple" xlink:href="#__RefHeading__78068_325084090" text:style-name="Internet_20_link" text:visited-style-name="Visited_20_Internet_20_Link">16</text:a></text:p>
          <text:p text:style-name="P63">3.6.11 <text:s/>MergeItems<text:tab/><text:a xlink:type="simple" xlink:href="#__RefHeading__78070_325084090" text:style-name="Internet_20_link" text:visited-style-name="Visited_20_Internet_20_Link">16</text:a></text:p>
          <text:p text:style-name="P63">3.6.12 <text:s/>OfficeHelp<text:tab/><text:a xlink:type="simple" xlink:href="#__RefHeading__78072_325084090" text:style-name="Internet_20_link" text:visited-style-name="Visited_20_Internet_20_Link">16</text:a></text:p>
          <text:p text:style-name="P63">3.6.13 <text:s/>OfficeImages<text:tab/><text:a xlink:type="simple" xlink:href="#__RefHeading__78074_325084090" text:style-name="Internet_20_link" text:visited-style-name="Visited_20_Internet_20_Link">17</text:a></text:p>
          <text:p text:style-name="P63">3.6.14 <text:s/>OfficeMenuBar<text:tab/><text:a xlink:type="simple" xlink:href="#__RefHeading__78076_325084090" text:style-name="Internet_20_link" text:visited-style-name="Visited_20_Internet_20_Link">17</text:a></text:p>
          <text:p text:style-name="P63">3.6.15 <text:s/>OfficeMenuBarMerging<text:tab/><text:a xlink:type="simple" xlink:href="#__RefHeading__78078_325084090" text:style-name="Internet_20_link" text:visited-style-name="Visited_20_Internet_20_Link">17</text:a></text:p>
          <text:p text:style-name="P63">3.6.16 <text:s/>OfficeToolbar<text:tab/><text:a xlink:type="simple" xlink:href="#__RefHeading__78080_325084090" text:style-name="Internet_20_link" text:visited-style-name="Visited_20_Internet_20_Link">18</text:a></text:p>
          <text:p text:style-name="P63">3.6.17 <text:s/>OfficeToolbarMerging<text:tab/><text:a xlink:type="simple" xlink:href="#__RefHeading__78082_325084090" text:style-name="Internet_20_link" text:visited-style-name="Visited_20_Internet_20_Link">19</text:a></text:p>
          <text:p text:style-name="P63">3.6.18 <text:s/>TbTitles<text:tab/><text:a xlink:type="simple" xlink:href="#__RefHeading__78084_325084090" text:style-name="Internet_20_link" text:visited-style-name="Visited_20_Internet_20_Link">19</text:a></text:p>
          <text:p text:style-name="P63">3.6.19 <text:s/>Titles<text:tab/><text:a xlink:type="simple" xlink:href="#__RefHeading__78086_325084090" text:style-name="Internet_20_link" text:visited-style-name="Visited_20_Internet_20_Link">19</text:a></text:p>
          <text:p text:style-name="P63">3.6.20 <text:s/>UpdateInformation<text:tab/><text:a xlink:type="simple" xlink:href="#__RefHeading__35363393" text:style-name="Internet_20_link" text:visited-style-name="Visited_20_Internet_20_Link">21</text:a></text:p>
          <text:p text:style-name="P62">3.7 <text:s/>Simple instructions<text:tab/><text:a xlink:type="simple" xlink:href="#__RefHeading__78088_325084090" text:style-name="Internet_20_link" text:visited-style-name="Visited_20_Internet_20_Link">24</text:a></text:p>
          <text:p text:style-name="P63">3.7.1 <text:s/>addConfiguration<text:tab/><text:a xlink:type="simple" xlink:href="#__RefHeading__78090_325084090" text:style-name="Internet_20_link" text:visited-style-name="Visited_20_Internet_20_Link">24</text:a></text:p>
          <text:p text:style-name="P63">3.7.2 <text:s/>addSeparator<text:tab/><text:a xlink:type="simple" xlink:href="#__RefHeading__78092_325084090" text:style-name="Internet_20_link" text:visited-style-name="Visited_20_Internet_20_Link">24</text:a></text:p>
          <text:p text:style-name="P63">3.7.3 <text:s/>setButtonType<text:tab/><text:a xlink:type="simple" xlink:href="#__RefHeading__78094_325084090" text:style-name="Internet_20_link" text:visited-style-name="Visited_20_Internet_20_Link">24</text:a></text:p>
          <text:p text:style-name="P63">3.7.4 <text:s/>setDisplayName<text:tab/><text:a xlink:type="simple" xlink:href="#__RefHeading__78096_325084090" text:style-name="Internet_20_link" text:visited-style-name="Visited_20_Internet_20_Link">24</text:a></text:p>
          <text:p text:style-name="P63">3.7.5 <text:s/>setExtensionDescription<text:tab/><text:a xlink:type="simple" xlink:href="#__RefHeading__78098_325084090" text:style-name="Internet_20_link" text:visited-style-name="Visited_20_Internet_20_Link">24</text:a></text:p>
          <text:p text:style-name="P63">3.7.6 <text:s/>setHelp<text:tab/><text:a xlink:type="simple" xlink:href="#__RefHeading__78100_325084090" text:style-name="Internet_20_link" text:visited-style-name="Visited_20_Internet_20_Link">25</text:a></text:p>
          <text:p text:style-name="P63">3.7.7 <text:s/>setIcon<text:tab/><text:a xlink:type="simple" xlink:href="#__RefHeading__78102_325084090" text:style-name="Internet_20_link" text:visited-style-name="Visited_20_Internet_20_Link">25</text:a></text:p>
          <text:p text:style-name="P63">3.7.8 <text:s/>setImage<text:tab/><text:a xlink:type="simple" xlink:href="#__RefHeading__78104_325084090" text:style-name="Internet_20_link" text:visited-style-name="Visited_20_Internet_20_Link">25</text:a></text:p>
          <text:p text:style-name="P63">3.7.9 <text:s/>setLicense<text:tab/><text:a xlink:type="simple" xlink:href="#__RefHeading__78106_325084090" text:style-name="Internet_20_link" text:visited-style-name="Visited_20_Internet_20_Link">26</text:a></text:p>
          <text:p text:style-name="P63">3.7.10 <text:s/>setMergePoint<text:tab/><text:a xlink:type="simple" xlink:href="#__RefHeading__78108_325084090" text:style-name="Internet_20_link" text:visited-style-name="Visited_20_Internet_20_Link">26</text:a></text:p>
          <text:p text:style-name="P63">3.7.11 <text:s/>setPlatform<text:tab/><text:a xlink:type="simple" xlink:href="#__RefHeading__78112_325084090" text:style-name="Internet_20_link" text:visited-style-name="Visited_20_Internet_20_Link">27</text:a></text:p>
          <text:p text:style-name="P63">3.7.12 <text:s/>setProperty<text:tab/><text:a xlink:type="simple" xlink:href="#__RefHeading__78114_325084090" text:style-name="Internet_20_link" text:visited-style-name="Visited_20_Internet_20_Link">27</text:a></text:p>
          <text:p text:style-name="P63">3.7.13 <text:s/>setPublisherName<text:tab/><text:a xlink:type="simple" xlink:href="#__RefHeading__78116_325084090" text:style-name="Internet_20_link" text:visited-style-name="Visited_20_Internet_20_Link">28</text:a></text:p>
          <text:p text:style-name="P63">3.7.14 <text:s/>setReleaseNotes<text:tab/><text:a xlink:type="simple" xlink:href="#__RefHeading__78118_325084090" text:style-name="Internet_20_link" text:visited-style-name="Visited_20_Internet_20_Link">28</text:a></text:p>
          <text:p text:style-name="P63">3.7.15 <text:s/>setTarget<text:tab/><text:a xlink:type="simple" xlink:href="#__RefHeading__78120_325084090" text:style-name="Internet_20_link" text:visited-style-name="Visited_20_Internet_20_Link">28</text:a></text:p>
          <text:p text:style-name="P63">3.7.16 <text:s/>setTitle<text:tab/><text:a xlink:type="simple" xlink:href="#__RefHeading__78122_325084090" text:style-name="Internet_20_link" text:visited-style-name="Visited_20_Internet_20_Link">28</text:a></text:p>
          <text:p text:style-name="P63">3.7.17 <text:s/>setTooltip<text:tab/><text:a xlink:type="simple" xlink:href="#__RefHeading__25056_1418797575" text:style-name="Internet_20_link" text:visited-style-name="Visited_20_Internet_20_Link">29</text:a></text:p>
          <text:p text:style-name="P63">3.7.18 <text:s/>setUpdateSource<text:tab/><text:a xlink:type="simple" xlink:href="#__RefHeading__78126_325084090" text:style-name="Internet_20_link" text:visited-style-name="Visited_20_Internet_20_Link">29</text:a></text:p>
          <text:p text:style-name="P63">3.7.19 <text:s/>setURL<text:tab/><text:a xlink:type="simple" xlink:href="#__RefHeading__78128_325084090" text:style-name="Internet_20_link" text:visited-style-name="Visited_20_Internet_20_Link">30</text:a></text:p>
          <text:p text:style-name="P63">3.7.20 <text:s/>useComponent<text:tab/><text:a xlink:type="simple" xlink:href="#__RefHeading__78130_325084090" text:style-name="Internet_20_link" text:visited-style-name="Visited_20_Internet_20_Link">31</text:a></text:p>
          <text:p text:style-name="P63">3.7.21 <text:s/>useLibrary<text:tab/><text:a xlink:type="simple" xlink:href="#__RefHeading__78132_325084090" text:style-name="Internet_20_link" text:visited-style-name="Visited_20_Internet_20_Link">32</text:a></text:p>
          <text:p text:style-name="P61">4 <text:s/>Credits<text:tab/><text:a xlink:type="simple" xlink:href="#__RefHeading__78134_325084090" text:style-name="Internet_20_link" text:visited-style-name="Visited_20_Internet_20_Link">33</text:a></text:p>
          <text:p text:style-name="P61">5 <text:s/>Licences of Extension Compiler<text:tab/><text:a xlink:type="simple" xlink:href="#__RefHeading__78136_325084090" text:style-name="Internet_20_link" text:visited-style-name="Visited_20_Internet_20_Link">33</text:a></text:p>
          <text:p text:style-name="P62">5.1 <text:s/>Documentation<text:tab/><text:a xlink:type="simple" xlink:href="#__RefHeading__78138_325084090" text:style-name="Internet_20_link" text:visited-style-name="Visited_20_Internet_20_Link">33</text:a></text:p>
          <text:p text:style-name="P62">5.2 <text:s/>Macro libraries<text:tab/><text:a xlink:type="simple" xlink:href="#__RefHeading__78140_325084090" text:style-name="Internet_20_link" text:visited-style-name="Visited_20_Internet_20_Link">33</text:a></text:p>
          <text:p text:style-name="P61">6 <text:s/>Data used by extension LawAddon<text:tab/><text:a xlink:type="simple" xlink:href="#__RefHeading__78142_325084090" text:style-name="Internet_20_link" text:visited-style-name="Visited_20_Internet_20_Link">34</text:a></text:p>
          <text:p text:style-name="P62">6.1 <text:s/>Localized tooltip text<text:tab/><text:a xlink:type="simple" xlink:href="#__RefHeading__25058_1418797575" text:style-name="Internet_20_link" text:visited-style-name="Visited_20_Internet_20_Link">34</text:a></text:p>
          <text:p text:style-name="P63">Tooltip en<text:tab/><text:a xlink:type="simple" xlink:href="#__RefHeading__44465_325084090" text:style-name="Internet_20_link" text:visited-style-name="Visited_20_Internet_20_Link">34</text:a></text:p>
          <text:p text:style-name="P63">Tooltip fr<text:tab/><text:a xlink:type="simple" xlink:href="#__RefHeading__44467_325084090" text:style-name="Internet_20_link" text:visited-style-name="Visited_20_Internet_20_Link">34</text:a></text:p>
          <text:p text:style-name="P63">Tooltip es<text:tab/><text:a xlink:type="simple" xlink:href="#__RefHeading__44469_325084090" text:style-name="Internet_20_link" text:visited-style-name="Visited_20_Internet_20_Link">34</text:a></text:p>
          <text:p text:style-name="P62">6.2 <text:s/>Localized description text<text:tab/><text:a xlink:type="simple" xlink:href="#__RefHeading__78152_325084090" text:style-name="Internet_20_link" text:visited-style-name="Visited_20_Internet_20_Link">34</text:a></text:p>
          <text:p text:style-name="P63">Description en<text:tab/><text:a xlink:type="simple" xlink:href="#__RefHeading__78154_325084090" text:style-name="Internet_20_link" text:visited-style-name="Visited_20_Internet_20_Link">34</text:a></text:p>
          <text:p text:style-name="P63">Description el<text:tab/><text:a xlink:type="simple" xlink:href="#__RefHeading__78156_325084090" text:style-name="Internet_20_link" text:visited-style-name="Visited_20_Internet_20_Link">35</text:a></text:p>
          <text:p text:style-name="P62">6.3 <text:s/>Localized license text<text:tab/><text:a xlink:type="simple" xlink:href="#__RefHeading__78160_325084090" text:style-name="Internet_20_link" text:visited-style-name="Visited_20_Internet_20_Link">35</text:a></text:p>
          <text:p text:style-name="P63">License en<text:tab/><text:a xlink:type="simple" xlink:href="#__RefHeading__78162_325084090" text:style-name="Internet_20_link" text:visited-style-name="Visited_20_Internet_20_Link">36</text:a></text:p>
          <text:p text:style-name="P63">License fr<text:tab/><text:a xlink:type="simple" xlink:href="#__RefHeading__78164_325084090" text:style-name="Internet_20_link" text:visited-style-name="Visited_20_Internet_20_Link">43</text:a></text:p>
          <text:p text:style-name="P63">License it<text:tab/><text:a xlink:type="simple" xlink:href="#__RefHeading__78166_325084090" text:style-name="Internet_20_link" text:visited-style-name="Visited_20_Internet_20_Link">52</text:a></text:p>
          <text:p text:style-name="P63">License es<text:tab/><text:a xlink:type="simple" xlink:href="#__RefHeading__78168_325084090" text:style-name="Internet_20_link" text:visited-style-name="Visited_20_Internet_20_Link">60</text:a></text:p>
          <text:p text:style-name="P63">License de<text:tab/><text:a xlink:type="simple" xlink:href="#__RefHeading__78170_325084090" text:style-name="Internet_20_link" text:visited-style-name="Visited_20_Internet_20_Link">66</text:a></text:p>
          <text:p text:style-name="P63"><text:soft-page-break/>License ru<text:tab/><text:a xlink:type="simple" xlink:href="#__RefHeading__78172_325084090" text:style-name="Internet_20_link" text:visited-style-name="Visited_20_Internet_20_Link">73</text:a></text:p>
          <text:p text:style-name="P62">6.4 <text:s/>Localized help text<text:tab/><text:a xlink:type="simple" xlink:href="#__RefHeading__78174_325084090" text:style-name="Internet_20_link" text:visited-style-name="Visited_20_Internet_20_Link">80</text:a></text:p>
          <text:p text:style-name="P63">6.4.1 <text:s/>How to write help pages<text:tab/><text:a xlink:type="simple" xlink:href="#__RefHeading__78176_325084090" text:style-name="Internet_20_link" text:visited-style-name="Visited_20_Internet_20_Link">80</text:a></text:p>
          <text:p text:style-name="P63">Help zz<text:tab/><text:a xlink:type="simple" xlink:href="#__RefHeading__78178_325084090" text:style-name="Internet_20_link" text:visited-style-name="Visited_20_Internet_20_Link">81</text:a></text:p>
          <text:p text:style-name="P63">6.4.2 <text:s/>Help pages for LawAddon<text:tab/><text:a xlink:type="simple" xlink:href="#__RefHeading__78180_325084090" text:style-name="Internet_20_link" text:visited-style-name="Visited_20_Internet_20_Link">90</text:a></text:p>
          <text:p text:style-name="P63">Help el<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12193441" text:style-name="L1">
        <text:list-item>
          <text:p text:style-name="P71">Basic macros with add-on buttons and / or menus (just like the old Add-On concept)</text:p>
        </text:list-item>
        <text:list-item>
          <text:p text:style-name="P71">Java, JavaScript, Beanshell, Python based scripts with add-on buttons and / or menus</text:p>
        </text:list-item>
        <text:list-item>
          <text:p text:style-name="P71">Only a script library or dialog library without any addition or change in buttons or menu </text:p>
        </text:list-item>
        <text:list-item>
          <text:p text:style-name="P71">Configuration files, including changes (mergings) in existing menus and toolbars</text:p>
        </text:list-item>
        <text:list-item>
          <text:p text:style-name="P71">Extensions containing Uno components</text:p>
        </text:list-item>
        <text:list-item>
          <text:p text:style-name="P71">Extensions using libraries in native computer language.</text:p>
        </text:list-item>
        <text:list-item>
          <text:p text:style-name="P71">Or a mix of the elements above.</text:p>
        </text:list-item>
        <text:list-item>
          <text:p text:style-name="P71">You may create your own multilingual help pages, they will be inserted in the Help system.</text:p>
        </text:list-item>
      </text:list>
      <text:p text:style-name="P41">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text:soft-page-break/></text:p>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157907864" text:style-name="L2">
        <text:list-item>
          <text:p text:style-name="P72">Version 2.1.2 :</text:p>
        </text:list-item>
      </text:list>
      <text:list xml:id="list55553796" text:style-name="L3">
        <text:list-item>
          <text:list>
            <text:list-item>
              <text:p text:style-name="P73">Localized help : resolved non-functional hyperlink due to API incompatibility introduced by Apache OpenOffice 4.1 (and LibreOffice 4.0).</text:p>
            </text:list-item>
          </text:list>
        </text:list-item>
      </text:list>
      <text:list xml:id="list162910090466339" text:continue-list="list1157907864" text:style-name="L2">
        <text:list-item>
          <text:p text:style-name="P72">Version 2.1.1 :</text:p>
        </text:list-item>
      </text:list>
      <text:list xml:id="list1438841443" text:style-name="L4">
        <text:list-item>
          <text:list>
            <text:list-item>
              <text:p text:style-name="P74">Documentation chapter 3.7.10 <text:span text:style-name="InstructionMacro">setMergePoint</text:span>, the list of commands for Arg2 was incorrect.</text:p>
            </text:list-item>
            <text:list-item>
              <text:p text:style-name="P74">Example in module Template7 had an incorrect argument Arg3 in <text:span text:style-name="InstructionMacro">setMergePoint</text:span>.</text:p>
            </text:list-item>
            <text:list-item>
              <text:p text:style-name="P74">When creating an hyperlink in a help page, the keyword (internal, external, etc) is now recognized in any character case.</text:p>
            </text:list-item>
            <text:list-item>
              <text:p text:style-name="P74">Creation of localized help, hyperlink to an existing OpenOffice help page : the address of a help page displayed by the macro was incorrect when the page was found by a help search.</text:p>
            </text:list-item>
          </text:list>
        </text:list-item>
      </text:list>
      <text:list xml:id="list162910478414158" text:continue-list="list162910090466339" text:style-name="L2">
        <text:list-item>
          <text:p text:style-name="P72">Version 2.1.0 :</text:p>
        </text:list-item>
      </text:list>
      <text:list xml:id="list1287883691" text:style-name="L5">
        <text:list-item>
          <text:list>
            <text:list-item>
              <text:p text:style-name="P75">An extension can define several toolbars (instead of only one).</text:p>
            </text:list-item>
            <text:list-item>
              <text:p text:style-name="P75">The list of Application contexts is revised, see chapter 3.5.</text:p>
            </text:list-item>
            <text:list-item>
              <text:p text:style-name="P75">The argument of <text:span text:style-name="InstructionMacro">beginMergeInstruction</text:span> becomes mandatory.</text:p>
            </text:list-item>
          </text:list>
        </text:list-item>
      </text:list>
      <text:list xml:id="list162910555575444" text:continue-list="list162910478414158" text:style-name="L2">
        <text:list-item>
          <text:p text:style-name="P72">Version 2.0.0 :</text:p>
        </text:list-item>
      </text:list>
      <text:list xml:id="list2928895584" text:style-name="L6">
        <text:list-item>
          <text:list>
            <text:list-item>
              <text:p text:style-name="P7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6"><text:s/>As a consequence of above, block <text:span text:style-name="InstructionMacro">Dependencies</text:span> and instruction <text:span text:style-name="InstructionMacro">setOOoDependency</text:span> are suppressed.</text:p>
            </text:list-item>
            <text:list-item>
              <text:p text:style-name="P76">Arg3 of <text:span text:style-name="InstructionMacro">beginDescription</text:span> is no longer used.</text:p>
            </text:list-item>
            <text:list-item>
              <text:p text:style-name="P76">Syntax of Block <text:span text:style-name="InstructionMacro">UpdateInformation</text:span> and instruction <text:span text:style-name="InstructionMacro">setUpdateSource</text:span> have changed.</text:p>
            </text:list-item>
            <text:list-item>
              <text:p text:style-name="P76">Syntax of instruction <text:span text:style-name="InstructionMacro">setLicense</text:span> has changed.</text:p>
            </text:list-item>
            <text:list-item>
              <text:p text:style-name="P76">Some obsolete extension features are no longer supported. Compiled extensions now need OpenOffice.org version 2.4 or more recent (LibreOffice, Apache OpenOffice).</text:p>
            </text:list-item>
            <text:list-item>
              <text:p text:style-name="P76">Macros of this document are now published under Apache License version 2.0.</text:p>
            </text:list-item>
          </text:list>
        </text:list-item>
      </text:list>
      <text:list xml:id="list162909936406434" text:continue-list="list162910555575444" text:style-name="L2">
        <text:list-item>
          <text:p text:style-name="P72">Version 1.5.3 :</text:p>
        </text:list-item>
      </text:list>
      <text:list xml:id="list3182116991" text:style-name="L7">
        <text:list-item>
          <text:list>
            <text:list-item>
              <text:p text:style-name="P77">Help pages containing an hyperlink to an OpenOffice help page : a macro provides now the address of the page. See explanations at <text:span text:style-name="T8">Page7 : Hyperlinks</text:span>.</text:p>
            </text:list-item>
            <text:list-item>
              <text:p text:style-name="P77">The license examples are purged from the directives for use which are not part of the license itself.</text:p>
            </text:list-item>
            <text:list-item>
              <text:p text:style-name="P77">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49440807" text:style-name="L8">
        <text:list-item>
          <text:p text:style-name="P78">Basic library Standard, Module1 : your instruction inside the Sub myExtension</text:p>
        </text:list-item>
        <text:list-item>
          <text:p text:style-name="P78">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8"><text:soft-page-break/>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6"><text:span text:style-name="T2">Mandatory</text:span><text:tab/><text:tab/>Display to user if found incompatible at installation</text:p><text:p text:style-name="Frame_20_contents"><draw:control text:anchor-type="paragraph" draw:z-index="8" draw:style-name="gr1" draw:text-style-name="P119" svg:width="0.3157in" svg:height="0.1776in" svg:x="0.9055in" svg:y="0.0783in" draw:control="control1"/><draw:control text:anchor-type="paragraph" draw:z-index="9" draw:style-name="gr1" draw:text-style-name="P119" svg:width="3.5433in" svg:height="0.1776in" svg:x="1.4173in" svg:y="0.0783in" draw:control="control2"/>From version</text:p><text:p text:style-name="Frame_20_contents"/><text:p text:style-name="P46"><text:span text:style-name="T2">Optional</text:span><text:tab/><text:tab/>Display to user if found incompatible at installation</text:p><text:p text:style-name="Frame_20_contents"><draw:control text:anchor-type="paragraph" draw:z-index="10" draw:style-name="gr1" draw:text-style-name="P119" svg:width="0.3157in" svg:height="0.1776in" svg:x="0.9071in" svg:y="0.0783in" draw:control="control3"/><draw:control text:anchor-type="paragraph" draw:z-index="11" draw:style-name="gr1" draw:text-style-name="P11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20" svg:width="3.2921in" svg:height="0.2713in" svg:x="1.4256in" svg:y="0.0992in" draw:control="control5"/></text:p><text:p text:style-name="Frame_20_contents"/><text:p text:style-name="P45">Compilation results</text:p><text:p text:style-name="P45"><draw:control text:anchor-type="paragraph" draw:z-index="23" draw:style-name="gr1" draw:text-style-name="P121" svg:width="5.5122in" svg:height="1.5752in" svg:x="0.1575in" svg:y="0.1425in" draw:control="control14"/></text:p><text:p text:style-name="P45"/></draw:text-box></draw:frame></text:p>
      <text:p text:style-name="Text_20_body">Note that if your extension creates a toolbar you will need another compilation to Apache OpenOffice 4, see next section.</text:p>
      <text:p text:style-name="Text_20_body"/>
      <text:h text:style-name="P10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6"><text:span text:style-name="T2">Mandatory</text:span><text:tab/><text:tab/>Display to user if found incompatible at installation</text:p><text:p text:style-name="Frame_20_contents"><draw:control text:anchor-type="paragraph" draw:z-index="14" draw:style-name="gr1" draw:text-style-name="P119" svg:width="0.3157in" svg:height="0.1776in" svg:x="0.9173in" svg:y="0.0783in" draw:control="control6"/><draw:control text:anchor-type="paragraph" draw:z-index="15" draw:style-name="gr1" draw:text-style-name="P11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9" svg:width="0.3157in" svg:height="0.1776in" svg:x="0.9173in" svg:y="0.0783in" draw:control="control8"/><draw:control text:anchor-type="paragraph" draw:z-index="17" draw:style-name="gr1" draw:text-style-name="P11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20" svg:width="3.2921in" svg:height="0.2713in" svg:x="1.4465in" svg:y="0.1445in" draw:control="control10"/></text:p><text:p text:style-name="Frame_20_contents"/><text:p text:style-name="P45">Compilation results</text:p><text:p text:style-name="Frame_20_contents"><draw:control text:anchor-type="paragraph" draw:z-index="24" draw:style-name="gr1" draw:text-style-name="P12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9" svg:width="0.3157in" svg:height="0.1776in" svg:x="0.9173in" svg:y="0.0783in" draw:control="control11"/><draw:control text:anchor-type="paragraph" draw:z-index="21" draw:style-name="gr1" draw:text-style-name="P11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20" svg:width="3.2921in" svg:height="0.2713in" svg:x="1.4465in" svg:y="0.1374in" draw:control="control13"/></text:p><text:p text:style-name="Frame_20_contents"/><text:p text:style-name="Frame_20_contents"/><text:p text:style-name="P45">Compilation results</text:p><text:p text:style-name="Frame_20_contents"><draw:control text:anchor-type="paragraph" draw:z-index="25" draw:style-name="gr1" draw:text-style-name="P121" svg:width="5.5122in" svg:height="1.5752in" svg:x="0.1575in" svg:y="0.1807in"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71546916" text:style-name="L9">
        <text:list-item>
          <text:p text:style-name="P79">Description</text:p>
        </text:list-item>
        <text:list-item>
          <text:p text:style-name="P79">Annexes</text:p>
        </text:list-item>
        <text:list-item>
          <text:p text:style-name="P7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04491243" text:style-name="L10">
        <text:list-item>
          <text:p text:style-name="P80">Script libraries (Basic, JavaScript, Python, etc) or Dialog libraries, or other non-component libraries,</text:p>
        </text:list-item>
        <text:list-item>
          <text:p text:style-name="P80">shared component libraries,</text:p>
        </text:list-item>
        <text:list-item>
          <text:p text:style-name="P8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17573166" text:style-name="L11">
        <text:list-item>
          <text:p text:style-name="P8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61763709" text:style-name="L12">
        <text:list-item text:start-value="1">
          <text:p text:style-name="P82">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89769596" text:style-name="L13">
        <text:list-item>
          <text:p text:style-name="P83">A Feed file contains the internet addresses for one or more Update Information files (each for an extension).</text:p>
        </text:list-item>
        <text:list-item>
          <text:p text:style-name="P83">The Update Information File mainly contains dependency information about the new version, and :</text:p>
        </text:list-item>
      </text:list>
      <text:list xml:id="list744714455" text:style-name="L14">
        <text:list-item>
          <text:p text:style-name="P84">either the internet address to download the new version of the extension</text:p>
        </text:list-item>
        <text:list-item>
          <text:p text:style-name="P8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33483276" text:style-name="L15">
        <text:list-item text:start-value="1">
          <text:p text:style-name="P8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32287605" text:style-name="L16">
        <text:list-item>
          <text:p text:style-name="P86">Arg1 : <text:span text:style-name="InstructionMacro">String</text:span> : mandatory : <text:span text:style-name="InstructionMacro">"File"</text:span> or <text:span text:style-name="InstructionMacro">"Schema"</text:span></text:p>
        </text:list-item>
        <text:list-item>
          <text:p text:style-name="P8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242642724" text:style-name="L17">
        <text:list-item>
          <text:p text:style-name="P87">Arg1 : <text:span text:style-name="InstructionMacro">String</text:span> : mandatory, type of control used for the button</text:p>
        </text:list-item>
      </text:list>
      <text:list xml:id="list420236314" text:style-name="L18">
        <text:list-item>
          <text:p text:style-name="P8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23149716" text:style-name="L19">
        <text:list-item>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9702889" text:style-name="L20">
        <text:list-item text:start-value="1">
          <text:p text:style-name="P9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0">Arg1 : <text:span text:style-name="InstructionMacro">String</text:span> : mandatory ; URL path to an image file ; the path is relative to the extension folder.</text:p>
        </text:list-item>
        <text:list-item text:start-value="1">
          <text:p text:style-name="P9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44706463" text:style-name="L21">
        <text:list-item>
          <text:p text:style-name="P9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962445240" text:style-name="L22">
        <text:list-item>
          <text:p text:style-name="P9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4">if at installation, no license is appropriate for the locale, the first license is displayed.</text:p>
        </text:list-item>
        <text:list-item>
          <text:p text:style-name="P9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1">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1">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11817919" text:style-name="L23">
        <text:list-item>
          <text:p text:style-name="P9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3"><text:soft-page-break/>Arg1 : <text:span text:style-name="InstructionMacro">String</text:span> : mandatory ; property name</text:p>
        </text:list-item>
        <text:list-item>
          <text:p text:style-name="P9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name of the publisher.</text:p>
        </text:list-item>
        <text:list-item>
          <text:p text:style-name="P8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9">Arg1 : <text:span text:style-name="InstructionMacro">String</text:span> : mandatory ; locale, example <text:span text:style-name="InstructionMacro">"en"</text:span>.</text:p>
        </text:list-item>
        <text:list-item>
          <text:p text:style-name="P8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25869113" text:style-name="L24">
        <text:list-item>
          <text:p text:style-name="P9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08393307" text:style-name="L25">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73041367" text:style-name="L26">
        <text:list-item text:start-value="1">
          <text:p text:style-name="P9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06261421" text:style-name="L27">
        <text:list-item>
          <text:p text:style-name="P96">Arg1 : <text:span text:style-name="InstructionMacro">String</text:span> : how to find the update.xml file</text:p>
        </text:list-item>
        <text:list-item>
          <text:p text:style-name="P10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10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96">Arg2 : <text:span text:style-name="InstructionMacro">String</text:span> : how to find the oxt file</text:p>
        </text:list-item>
        <text:list-item>
          <text:p text:style-name="P10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10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55051218" text:style-name="L28">
        <text:list-item>
          <text:p text:style-name="P9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7">Arg2 : <text:span text:style-name="InstructionMacro">String</text:span> : the library name (which is also the name of the folder containing the Basic library).</text:p>
        </text:list-item>
        <text:list-item>
          <text:p text:style-name="P97">Arg3 : <text:span text:style-name="InstructionMacro">String</text:span> : the name of the module containing the macro.</text:p>
        </text:list-item>
        <text:list-item>
          <text:p text:style-name="P97">Arg4 : <text:span text:style-name="InstructionMacro">String</text:span> : the name of the macro.</text:p>
        </text:list-item>
      </text:list>
      <text:p text:style-name="Text_20_body">Example :</text:p>
      <text:p text:style-name="ligneMacro"><text:s text:c="2"/>setURL("Basic", "Test3", "Module2", "analyzeData")</text:p>
      <text:p text:style-name="P44">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562369738" text:style-name="L29">
        <text:list-item>
          <text:p text:style-name="P98">Arg1 : <text:span text:style-name="InstructionMacro">String</text:span> : <text:span text:style-name="InstructionMacro">"BeanShell"</text:span></text:p>
        </text:list-item>
        <text:list-item>
          <text:p text:style-name="P98">Arg2 : <text:span text:style-name="InstructionMacro">String</text:span> : the library name (which is also the name of the folder containing the BeanShell library).</text:p>
        </text:list-item>
        <text:list-item>
          <text:p text:style-name="P98"><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823668406" text:style-name="L30">
        <text:list-item>
          <text:p text:style-name="P99">Arg1 : <text:span text:style-name="InstructionMacro">String</text:span> : <text:span text:style-name="InstructionMacro">"JavaScript"</text:span></text:p>
        </text:list-item>
        <text:list-item>
          <text:p text:style-name="P99">Arg2 : <text:span text:style-name="InstructionMacro">String</text:span> : the library name (which is also the name of the folder containing the JavaScript library).</text:p>
        </text:list-item>
        <text:list-item>
          <text:p text:style-name="P9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25205629" text:style-name="L31">
        <text:list-item>
          <text:p text:style-name="P100">Arg1 : <text:span text:style-name="InstructionMacro">String</text:span> : <text:span text:style-name="InstructionMacro">"Java"</text:span></text:p>
        </text:list-item>
        <text:list-item>
          <text:p text:style-name="P100">Arg2 : <text:span text:style-name="InstructionMacro">String</text:span> : the library name (which is also the name of the folder containing the Java library).</text:p>
        </text:list-item>
        <text:list-item>
          <text:p text:style-name="P10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0">Arg1 : <text:span text:style-name="InstructionMacro">String</text:span> : <text:span text:style-name="InstructionMacro">"Python"</text:span></text:p>
        </text:list-item>
        <text:list-item>
          <text:p text:style-name="P100">Arg2 : <text:span text:style-name="InstructionMacro">String</text:span> : the path to the Python file, relative to the extension folder</text:p>
        </text:list-item>
        <text:list-item>
          <text:p text:style-name="P10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70447461" text:style-name="L32">
        <text:list-item>
          <text:p text:style-name="P101">Arg1 : <text:span text:style-name="InstructionMacro">String</text:span> : ""</text:p>
        </text:list-item>
        <text:list-item>
          <text:p text:style-name="P10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54676463" text:style-name="L33">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6"><text:span text:style-name="InstructionMacro">"Basic"</text:span> : folder containing the Basic Library (code and dialog modules)</text:p>
        </text:list-item>
        <text:list-item>
          <text:p text:style-name="P106"><text:span text:style-name="InstructionMacro">"Dialog"</text:span> : folder containing the Dialog Library (dialog modules only)</text:p>
        </text:list-item>
        <text:list-item>
          <text:p text:style-name="P10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6"><text:span text:style-name="InstructionMacro">"Python"</text:span> : folder containing the python file(s) containing the script(s)</text:p>
        </text:list-item>
        <text:list-item>
          <text:p text:style-name="P10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19097042" text:style-name="L34">
        <text:list-item>
          <text:p text:style-name="P102">first create the library in My Macros with the user interface, and test your routines ;</text:p>
        </text:list-item>
        <text:list-item>
          <text:p text:style-name="P102">copy the folder that OOo created from your <text:span text:style-name="InstructionMacro">user/</text:span> folder to your extension folder ; for Basic, use the « Export as Basic library » facility</text:p>
        </text:list-item>
        <text:list-item>
          <text:p text:style-name="P10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0">Arg1 : <text:span text:style-name="InstructionMacro">String</text:span> : begins with <text:span text:style-name="InstructionMacro">"media-type="</text:span> followed by the complete media type string</text:p>
        </text:list-item>
        <text:list-item>
          <text:p text:style-name="P10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9">A toolbar that includes a number of extensions helpful in Greek law document editing.</text:p>
      <text:p text:style-name="descrLang"><text:bookmark-start text:name="__RefHeading__78156_325084090"/><text:soft-page-break/>Description <text:span text:style-name="T33">el</text:span><text:bookmark-end text:name="__RefHeading__78156_325084090"/></text:p>
      <text:p text:style-name="P60">Επέκταση υποβοήθησης επεξεργασίας νομικών εγγράφων.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04211838" text:style-name="L35">
        <text:list-item>
          <text:p text:style-name="P103">Create a Writer file containing the licenses (possibly in several languages). You can of course have a Table of Contents and use formatting. </text:p>
        </text:list-item>
        <text:list-item>
          <text:p text:style-name="P103">In order to provide a read-only text, convert the Writer file to PDF and store the PDF in the folder dedicated to your extension. </text:p>
        </text:list-item>
        <text:list-item>
          <text:p text:style-name="P10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7577844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767048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6559406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29093283770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8573331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26495712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2209353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2910275975592" text:continue-list="list227577844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2909807350343" text:continue-list="list1629093283770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8"><text:span text:style-name="T37">image</text:span></text:p><text:p text:style-name="P118"><text:span text:style-name="T37">Images/Help/dontfeedtrolls.gif</text:span></text:p><text:p text:style-name="P118"><text:span text:style-name="T37">icon</text:span></text:p><text:p text:style-name="P118"><text:span text:style-name="T37"/></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8"><text:span text:style-name="T37">image</text:span></text:p><text:p text:style-name="P118"><text:span text:style-name="T37">Images/Help/sailingShip.wmf</text:span></text:p><text:p text:style-name="P118"><text:span text:style-name="T37">Old sailing ship</text:span></text:p><text:p text:style-name="P118"><text:span text:style-name="T37"/></text:p></office:annotation></text:p>
      <text:p text:style-name="hlp_5f_paragraph"/>
      <text:p text:style-name="hlp_5f_paragraph"><text:line-break/><text:line-break/>Finally an image<office:annotation><dc:creator>Bernard Marcelly</dc:creator><dc:date>2009-01-24T20:53:22.940000000</dc:date><text:p text:style-name="P118"><text:span text:style-name="T37">imageOOo</text:span></text:p><text:p text:style-name="P118"><text:span text:style-name="T37">sd/res/get1obj.png</text:span></text:p></office:annotation> from OpenOffice resources</text:p>
      <text:p text:style-name="hlp_5f_page">Page10 : Creating the Help tree</text:p>
      <text:list xml:id="list162909884305783" text:continue-list="list16291027597559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7">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62908842414343" text:continue-list="list162909807350343" text:style-name="hlp_5f_list_5f_dot">
        <text:list-item>
          <text:p text:style-name="P114">LibreOffice</text:p>
        </text:list-item>
        <text:list-item>
          <text:p text:style-name="P114">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62910302850923" text:continue-numbering="true" text:style-name="hlp_5f_list_5f_dot">
        <text:list-item>
          <text:p text:style-name="P115"><office:annotation><dc:creator>Unknown Author</dc:creator><dc:date>2018-07-11T21:48:29.642575065</dc:date><text:p text:style-name="P118"><text:span text:style-name="T36">internal</text:span><text:span text:style-name="T36"><text:line-break/></text:span><text:span text:style-name="T36">Page02</text:span></text:p></office:annotation><text:span text:style-name="T14">Αυτόματη εισαγωγή κειμένου νόμου</text:span></text:p>
        </text:list-item>
        <text:list-item>
          <text:p text:style-name="P116"><text:span text:style-name="T14"><office:annotation><dc:creator>Άγνωστος συντάκτης</dc:creator><dc:date>2018-07-28T19:50:43.738513684</dc:date><text:p text:style-name="P118"><text:span text:style-name="T36">internal</text:span></text:p><text:p text:style-name="P118"><text:span text:style-name="T36">Page03</text:span></text:p></office:annotation></text:span><text:span text:style-name="T14">Εισαγωγή εξωτερικού αρχείου</text:span></text:p>
        </text:list-item>
        <text:list-item>
          <text:p text:style-name="P117"><text:span text:style-name="T14"><office:annotation><dc:creator>Unknown Author</dc:creator><dc:date>2018-08-03T12:36:56.903102374</dc:date><text:p text:style-name="P118"><text:span text:style-name="T36">internal</text:span></text:p><text:p text:style-name="P118"><text:span text:style-name="T36">Page04</text:span></text:p></office:annotation></text:span><text:span text:style-name="T14">Εισαγωγή πίνακα περιεχομένων</text:span></text:p>
        </text:list-item>
        <text:list-item>
          <text:p text:style-name="P117"><text:span text:style-name="T14"><office:annotation><dc:creator>Unknown Author</dc:creator><dc:date>2018-08-03T12:37:10.535265885</dc:date><text:p text:style-name="P118"><text:span text:style-name="T36">internal</text:span></text:p><text:p text:style-name="P118"><text:span text:style-name="T36">Page05</text:span></text:p></office:annotation></text:span><text:span text:style-name="T14">Ενημέρωση πινάκων περιεχομένων</text:span></text:p>
        </text:list-item>
      </text:list>
      <text:p text:style-name="hlp_5f_paragraph"/>
      <text:p text:style-name="hlp_5f_paragraph"/>
      <text:p text:style-name="P52">Page<text:span text:style-name="T23">02</text:span> : <text:span text:style-name="T26">Αυτόματη εισαγωγή κειμένου νόμου</text:span></text:p>
      <text:p text:style-name="P48">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4">Προκειμένου να εισαχθεί το ενημερωμένο κείμενο ο χρήστης οφείλει να ακολουθήσει τα εξής βήματα:</text:p>
      <text:p text:style-name="P34"/>
      <text:list xml:id="list162908992062249" text:continue-list="list885733313" text:style-name="hlp_5f_list_5f_nbr">
        <text:list-item text:start-value="1">
          <text:p text:style-name="P110">Επιλογή εργαλείου "Εισαγωγή νόμου" <office:annotation><dc:creator>Unknown Author</dc:creator><dc:date>2018-07-22T21:50:29.375960140</dc:date><text:p text:style-name="P118"><text:span text:style-name="T36">image</text:span></text:p><text:p text:style-name="P118"><text:span text:style-name="T36">images/help_icon_scale.png</text:span></text:p></office:annotation><text:s/>από τη γραμμή εργαλείων "Νομικά έγγραφα" </text:p>
        </text:list-item>
        <text:list-item>
          <text:p text:style-name="P111">Συμπλήρωση πεδίου κειμένου με τον κατάλληλο αριθμό νόμου (μορφή εισόδου: αριθμός_νόμου/χρονολογία)</text:p>
        </text:list-item>
        <text:list-item>
          <text:p text:style-name="P111">Επιλογή άρθρου-άρθρων απο λίστα</text:p>
        </text:list-item>
        <text:list-item>
          <text:p text:style-name="P111">Εισαγωγή με χρήση του πλήκτρου "Εισαγωγή"</text:p>
        </text:list-item>
      </text:list>
      <text:p text:style-name="P36"/>
      <text:p text:style-name="P53">Page03 : Εισαγωγή εξωτερικού αρχείου</text:p>
      <text:p text:style-name="P49">Εισαγωγή εξωτερικού αρχείου</text:p>
      <text:p text:style-name="P33"><text:soft-page-break/>Κατά τη συγκεκριμένη λειτουργία, και με την βοήθεια <text:span text:style-name="T27">διαλόγου, προσφέρεται η δυνατότητα εισαγωγής οποιουδήποτε εξωτερικού αρχείου με τη μορφή υπερ-συνδέσμου. Χρησιμοποιώντας αυτό το εργαλείο, ο χρήστης μπορεί να παρεμβάλλει εξωτερικά αρχεία στο επεξεργάσιμο έγγραφό του, χωρίς αυτά να γεμίζουν το κείμενο και να υποχρεώνουν τον χρήστη να τα προσπερνά ώστε να επεξεργαστεί το έγγραφο. Τα έγγραφα αυτά προστίθενται με χρήση του σχετικού ως προς το ανοικτό έγγραφο μονοπάτι. Συνεπώς, προκειμένου να μεταφερθεί ορθά το έγγραφο θα πρέπει να μεταφερθεί μαζί με τον φάκελο των εξωτερικών αντικειμένων, χωρίς να αλλάξει το μονοπάτι προς αυτά.</text:span></text:p>
      <text:p text:style-name="P33"/>
      <text:p text:style-name="P35">Προκειμένου να εισαχθεί το <text:span text:style-name="T29">εξωτερικό αρχείο,</text:span> ο χρήστης οφείλει να ακολουθήσει τα εξής βήματα:</text:p>
      <text:p text:style-name="P35"/>
      <text:list xml:id="list162909753179912" text:continue-list="list162908992062249" text:style-name="hlp_5f_list_5f_nbr">
        <text:list-item text:start-value="1">
          <text:p text:style-name="P112">Επιλογή εργαλείου "Εισαγωγή <text:span text:style-name="T29">εξωτερικού αρχείου</text:span>" <office:annotation><dc:creator>Unknown Author</dc:creator><dc:date>2018-07-22T21:50:29.375960140</dc:date><text:p text:style-name="P118"><text:span text:style-name="T36">image</text:span></text:p><text:p text:style-name="P118"><text:span text:style-name="T36">images/help_icon_ext.png</text:span></text:p></office:annotation><text:s/>από τη γραμμή εργαλείων "Νομικά έγγραφα" </text:p>
        </text:list-item>
        <text:list-item>
          <text:p text:style-name="P113">Επιλογή του αρχείου από τον διάλογο επιλογής που εμφανίζεται.</text:p>
        </text:list-item>
      </text:list>
      <text:list xml:id="list162908968208497" text:continue-list="list3264957124" text:style-name="hlp_5f_tipimg">
        <text:list-item>
          <text:p text:style-name="P109"><text:span text:style-name="T30">Το πρόσθετο αυτό χρησιμοποιεί σχετικά μονοπάτια για την </text:span><text:span text:style-name="T31">αντιστοίχηση</text:span><text:span text:style-name="T30"> των συνδ</text:span>έσμων με τα εξωτερικά αρχεία. Για αυτό χρειάζεται να είναι ενεργοποιημένη η επιλογή Εργαλεία-&gt;Επιλογές-&gt;Αποθήκευση URLs σχετικών με το σύστημα αρχείων</text:p>
        </text:list-item>
      </text:list>
      <text:p text:style-name="P54">Page04 : Εισαγωγή πίνακα περιεχομένων</text:p>
      <text:p text:style-name="P50">Εισαγωγή <text:span text:style-name="T35">πίνακα περιεχομένων</text:span></text:p>
      <text:p text:style-name="P39">Αυτό το πλήκτρο παρέχει μία συντόμευση προς τη λειτουργία εισαγωγής πίνακα περιεχομένων, χωρίς να προσθέτει κάποια επιπλέον λειτουργικότητα. Για περισσότερες πληροφορίες ο αναγνώστης παραπέμπεται στον ακόλουθο σύνδεσμο.</text:p>
      <text:p text:style-name="P39"><text:line-break/><office:annotation><dc:creator>Unknown Author</dc:creator><dc:date>2018-08-03T12:44:24.217118609</dc:date><text:p text:style-name="P118"><text:span text:style-name="T36">external</text:span></text:p><text:p text:style-name="P118"><text:span text:style-name="T36">https://help.libreoffice.org/Writer/Creating_a_Table_of_Contents/el</text:span></text:p></office:annotation><text:span text:style-name="T14">Βοήθεια LibreOffice</text:span></text:p>
      <text:p text:style-name="P38"/>
      <text:p text:style-name="P40">Σε αυτή τη λειτουργία αντιστοιχεί το πλήκτρο <office:annotation><dc:creator>Unknown Author</dc:creator><dc:date>2018-08-03T12:52:20.563685151</dc:date><text:p text:style-name="P118"><text:span text:style-name="T36">image</text:span></text:p><text:p text:style-name="P118"><text:span text:style-name="T36">images/help_icon_contents.png</text:span></text:p></office:annotation>.</text:p>
      <text:p text:style-name="P55">Page05 : Ενημέρωση πινάκων περιεχομένων</text:p>
      <text:p text:style-name="P51">Ενημέρωση πινάκων περιεχομένων</text:p>
      <text:p text:style-name="P40">Αυτό το πλήκτρο παρέχει τη δυνατότητα ενημέρωσης του συνόλου των πινάκων περιεχομένων στο ανοικτό έγγραφο. Αυτή η λειτουργία δεν απαιτεί την αλλαγή της θέσης του κέρσορα ώστε να χρησιμοποιηθεί η προεπιλεγμένη λειτουργία:</text:p>
      <text:p text:style-name="P40"><text:line-break/>Δεξί κλίκ στον πίνακα -&gt; Ενημέρωση ευρετηρίου ή πίνακα περιεχομένων.<text:line-break/><text:line-break/>Για την ενημέρωση των πλήκτρων, ο χρήστης χρησιμοποιεί το πλήκτρο <office:annotation><dc:creator>Unknown Author</dc:creator><dc:date>2018-08-03T12:52:46.468216717</dc:date><text:p text:style-name="P118"><text:span text:style-name="T36">image</text:span></text:p><text:p text:style-name="P118"><text:span text:style-name="T36">images/help_icon_update.png</text:span></text:p></office:annotation></text:p>
      <text:p text:style-name="P38"/>
      <text:p text:style-name="P56"><text:soft-page-break/>node = <text:span text:style-name="T25">Πρόσθετο νομικών εγγράφων</text:span></text:p>
      <text:p text:style-name="P56"><text:tab/>page = Page<text:span text:style-name="T25">0</text:span>1 = <text:span text:style-name="T25">Εισαγωγή</text:span></text:p>
      <text:p text:style-name="P56"><text:tab/>page = Page<text:span text:style-name="T25">02</text:span> = <text:span text:style-name="T28">Αυτόματη εισαγωγή κειμένου νόμου</text:span></text:p>
      <text:p text:style-name="P57"><text:tab/>page = Page<text:span text:style-name="T25">03</text:span> = <text:span text:style-name="T32">Εισαγωγή εξωτερικού αρχείου</text:span></text:p>
      <text:p text:style-name="P58"><text:tab/>page = Page<text:span text:style-name="T25">04</text:span> = <text:span text:style-name="T32">Εισαγωγή πίνακα περιεχομένων</text:span></text:p>
      <text:p text:style-name="P58"><text:tab/>page = Page<text:span text:style-name="T25">05</text:span> = <text:span text:style-name="T34">Ενημέρωση πινάκων περιεχομένων</text:span></text:p>
      <text:p text:style-name="P56">/node</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3</text:page-number>/<text:page-count>93</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93" meta:paragraph-count="2888" meta:word-count="39751" meta:character-count="262797" meta:non-whitespace-character-count="22173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setIcon("images/icon.png")
  setExtensionDescription("el")
  setPublisherName("en", "Arvanitis Christos", "https://eellak.github.io/gsoc2018-librecust/")
  setDisplayName("en", "Law document toolbar")
  'setReleaseNotes("en", "https://github.com/eellak/gsoc2018-librecust/tree/master/page_numbering_addon")
  
  setDisplayName("el", "Law document toolbar")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law_addon/Python%20Version/", "https://github.com/eellak/gsoc2018-librecust/raw/master/law_addon/Python%20Version/") ' first choice
'	setUpdateSource("http://www.oooyes.fr/",  "http://www.oooyes.fr/")  ' fallback on another server (optional)
  endUpdateInformation
  
endDescription  


beginAnnexes 
  useLibrary("Python", "python/")
endAnnexes


beginAddonUI
 
  beginOfficeToolbar
  
    beginTbTitles("Writer") 
      setTitle("Law bar")
    endTbTitles

    ' here begins the list of buttons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Update Contents", "en")
        setTitle("Ενημέρωση περιεχομένων", "el")
      endTitles
      setURL("Python", "python/main.py", "update_indices")
      setImage("images/update")
    endButton
    beginButton
      beginTitles("Writer")
        setTitle("Insert external document", "en")
        setTitle("Εισαγωγή εξωτερικού αρχείου", "el")
      endTitles
      setURL("Python", "python/main.py", "insert_external_document")
      setImage("images/external")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